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officeooo:rsid="00100adf" officeooo:paragraph-rsid="00100adf" style:font-size-asian="11pt" style:font-size-complex="11pt"/>
    </style:style>
    <style:style style:name="P2" style:family="paragraph" style:parent-style-name="Standard">
      <style:text-properties style:font-name="Times new roman" fo:font-size="11pt" officeooo:paragraph-rsid="00100adf" style:font-size-asian="11pt" style:font-size-complex="11pt"/>
    </style:style>
    <style:style style:name="P3" style:family="paragraph" style:parent-style-name="Standard">
      <style:text-properties style:font-name="Times new roman" fo:font-size="11pt" officeooo:rsid="001087b3" officeooo:paragraph-rsid="001087b3" style:font-size-asian="11pt" style:font-size-complex="11pt"/>
    </style:style>
    <style:style style:name="P4" style:family="paragraph" style:parent-style-name="Standard">
      <style:text-properties style:font-name="Times new roman" fo:font-size="11pt" officeooo:rsid="00110bb7" officeooo:paragraph-rsid="00110bb7" style:font-size-asian="11pt" style:font-size-complex="11pt"/>
    </style:style>
    <style:style style:name="P5" style:family="paragraph" style:parent-style-name="Standard">
      <style:text-properties style:font-name="Times new roman" fo:font-size="11pt" officeooo:rsid="00110bb7" officeooo:paragraph-rsid="0011ee37" style:font-size-asian="11pt" style:font-size-complex="11pt"/>
    </style:style>
    <style:style style:name="P6" style:family="paragraph" style:parent-style-name="Standard">
      <style:text-properties style:font-name="Times new roman" fo:font-size="11pt" officeooo:rsid="0011ee37" officeooo:paragraph-rsid="0011ee37" style:font-size-asian="11pt" style:font-size-complex="11pt"/>
    </style:style>
    <style:style style:name="P7" style:family="paragraph" style:parent-style-name="Standard">
      <style:text-properties style:font-name="Times new roman" fo:font-size="11pt" officeooo:rsid="0014bb1e" officeooo:paragraph-rsid="0014bb1e" style:font-size-asian="11pt" style:font-size-complex="11pt"/>
    </style:style>
    <style:style style:name="P8" style:family="paragraph" style:parent-style-name="Standard">
      <style:text-properties style:font-name="Times new roman" fo:font-size="11pt" officeooo:rsid="0015925b" officeooo:paragraph-rsid="0015925b" style:font-size-asian="11pt" style:font-size-complex="11pt"/>
    </style:style>
    <style:style style:name="P9" style:family="paragraph" style:parent-style-name="Standard">
      <style:text-properties style:font-name="Times new roman" fo:font-size="11pt" officeooo:rsid="0015925b" officeooo:paragraph-rsid="001598b4" style:font-size-asian="11pt" style:font-size-complex="11pt"/>
    </style:style>
    <style:style style:name="P10" style:family="paragraph" style:parent-style-name="Standard">
      <style:text-properties style:font-name="Times new roman" fo:font-size="11pt" officeooo:rsid="001598b4" officeooo:paragraph-rsid="001598b4" style:font-size-asian="11pt" style:font-size-complex="11pt"/>
    </style:style>
    <style:style style:name="P11" style:family="paragraph" style:parent-style-name="Standard">
      <style:text-properties style:font-name="Times new roman" fo:font-size="11pt" officeooo:rsid="001598b4" officeooo:paragraph-rsid="0015c858" style:font-size-asian="11pt" style:font-size-complex="11pt"/>
    </style:style>
    <style:style style:name="P12" style:family="paragraph" style:parent-style-name="Standard">
      <style:text-properties style:font-name="Times new roman" fo:font-size="11pt" officeooo:rsid="0015c858" officeooo:paragraph-rsid="0015c858" style:font-size-asian="11pt" style:font-size-complex="11pt"/>
    </style:style>
    <style:style style:name="P13" style:family="paragraph" style:parent-style-name="Standard">
      <style:text-properties style:font-name="sans-serif" fo:font-size="12pt" officeooo:rsid="0015925b" officeooo:paragraph-rsid="0015925b" style:font-size-asian="11pt" style:font-size-complex="11pt"/>
    </style:style>
    <style:style style:name="P14" style:family="paragraph" style:parent-style-name="Standard">
      <style:text-properties style:font-name="sans-serif" fo:font-size="12pt" officeooo:rsid="001598b4" officeooo:paragraph-rsid="001598b4" style:font-size-asian="11pt" style:font-size-complex="11pt"/>
    </style:style>
    <style:style style:name="P15" style:family="paragraph" style:parent-style-name="Standard">
      <style:text-properties style:font-name="Times new roman" fo:font-size="11pt" officeooo:rsid="0015c858" officeooo:paragraph-rsid="0015c858" style:font-size-asian="11pt" style:font-size-complex="11pt"/>
    </style:style>
    <style:style style:name="P16" style:family="paragraph" style:parent-style-name="Standard">
      <style:text-properties style:font-name="Times new roman" fo:font-size="11pt" officeooo:rsid="0018ec53" officeooo:paragraph-rsid="0018ec53" style:font-size-asian="11pt" style:font-size-complex="11pt"/>
    </style:style>
    <style:style style:name="T1" style:family="text">
      <style:text-properties officeooo:rsid="00100adf"/>
    </style:style>
    <style:style style:name="T2" style:family="text">
      <style:text-properties officeooo:rsid="001087b3"/>
    </style:style>
    <style:style style:name="T3" style:family="text">
      <style:text-properties officeooo:rsid="00110bb7"/>
    </style:style>
    <style:style style:name="T4" style:family="text">
      <style:text-properties officeooo:rsid="0011ee37"/>
    </style:style>
    <style:style style:name="T5" style:family="text">
      <style:text-properties officeooo:rsid="0015925b"/>
    </style:style>
    <style:style style:name="T6" style:family="text">
      <style:text-properties officeooo:rsid="001598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que 1</text:p>
      <text:p text:style-name="P1"/>
      <text:p text:style-name="P2"><text:span text:style-name="T1">1) </text:span>mysql&gt; Create database ExamenFinal;<text:line-break/>mysql&gt; Use ExamenFinal;<text:line-break/>mysql&gt; create table ejercicio(<text:line-break/>-&gt; numero INT UNSIGNED);</text:p>
      <text:p text:style-name="P2"/>
      <text:p text:style-name="P1">Delimiter //</text:p>
      <text:p text:style-name="P1"/>
      <text:p text:style-name="P1">create procedure calcular_numero (in valorinicial int unsigned)</text:p>
      <text:p text:style-name="P1">begin</text:p>
      <text:p text:style-name="P1">delete ejercicio from ejercicio;</text:p>
      <text:p text:style-name="P1">while valorinicial &gt; 0 do</text:p>
      <text:p text:style-name="P1">insert into ejercicio (numero) values(valor inicial);</text:p>
      <text:p text:style-name="P1">set valorinicial = valorinicial-1;</text:p>
      <text:p text:style-name="P1">end while;</text:p>
      <text:p text:style-name="P1">end //</text:p>
      <text:p text:style-name="P1">delimiter ;</text:p>
      <text:p text:style-name="P1"/>
      <text:p text:style-name="P1">2) <text:span text:style-name="T2">Delimiter //</text:span></text:p>
      <text:p text:style-name="P3">create function calcular_pares_impares(<text:span text:style-name="T3">in </text:span>tope int unsigned)</text:p>
      <text:p text:style-name="P3">return int deterministic</text:p>
      <text:p text:style-name="P3">begin</text:p>
      <text:p text:style-name="P3">if (tope % ò mod 2) = 0 then</text:p>
      <text:p text:style-name="P3">return 1;</text:p>
      <text:p text:style-name="P3">else <text:line-break/>return 0;</text:p>
      <text:p text:style-name="P3">end if;</text:p>
      <text:p text:style-name="P3">end // </text:p>
      <text:p text:style-name="P3">delimiter ;</text:p>
      <text:p text:style-name="P3"/>
      <text:p text:style-name="P3">3) Delimiter //</text:p>
      <text:p text:style-name="P3">Create procedure calcularparesimpares (in tope int unsigned)</text:p>
      <text:p text:style-name="P3">begin</text:p>
      <text:p text:style-name="P3">delete pares from pares;</text:p>
      <text:p text:style-name="P3">delete impares from impares;</text:p>
      <text:p text:style-name="P3">repeat</text:p>
      <text:p text:style-name="P3">if espar(tope<text:span text:style-name="T3">) “aqui llama a la funcion” </text:span>= 1 then</text:p>
      <text:p text:style-name="P3">insert into pares (numero) values(tope);</text:p>
      <text:p text:style-name="P3">else</text:p>
      <text:p text:style-name="P3">insert into impares(numero) values(tope);</text:p>
      <text:p text:style-name="P3">end if;</text:p>
      <text:p text:style-name="P3">set tope = tope -1;</text:p>
      <text:p text:style-name="P3">until tope = 1 end repeat;</text:p>
      <text:p text:style-name="P3">end // </text:p>
      <text:p text:style-name="P3">delimiter ;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Bloque 2</text:p>
      <text:p text:style-name="P4"/>
      <text:p text:style-name="P4">3)</text:p>
      <text:p text:style-name="P4">create function contar_producto ()</text:p>
      <text:p text:style-name="P4">return int deterministic</text:p>
      <text:p text:style-name="P4">begin</text:p>
      <text:p text:style-name="P4">declare cantidad int defalut 0;</text:p>
      <text:p text:style-name="P4">select count(*) from producto into cantidad;</text:p>
      <text:p text:style-name="P4">return cantidad;</text:p>
      <text:p text:style-name="P4">end //</text:p>
      <text:p text:style-name="P4">delimiter <text:s/>; </text:p>
      <text:p text:style-name="P4"/>
      <text:p text:style-name="P4">4) <text:span text:style-name="T4">float porque es media</text:span></text:p>
      <text:p text:style-name="P4">delimiter //</text:p>
      <text:p text:style-name="P4">create function f_media (nombre varchar(100))</text:p>
      <text:p text:style-name="P4">return <text:span text:style-name="T4">float</text:span> deterministic</text:p>
      <text:p text:style-name="P4">begin</text:p>
      <text:p text:style-name="P4">declare num <text:span text:style-name="T4">float</text:span>;</text:p>
      <text:p text:style-name="P4">select avg(producto.precio) into num from producto inner join fabricante on producto.codigo_fabricante = fabricante.codigo where fabricnate.nombre = nombre;</text:p>
      <text:p text:style-name="P4">return num;</text:p>
      <text:p text:style-name="P4">end //</text:p>
      <text:p text:style-name="P4">delimiter ;</text:p>
      <text:p text:style-name="P4"/>
      <text:p text:style-name="P6">5)</text:p>
      <text:p text:style-name="P6">delimiter //</text:p>
      <text:p text:style-name="P6">create procedure fabricante_sin_s()</text:p>
      <text:p text:style-name="P6">begin</text:p>
      <text:p text:style-name="P6">select district fabricante.nombre from producto inner join fabricnate on producto.codigo_fabricante = fabricante.codigo where producto.nombre not lie ‘%s%S’;</text:p>
      <text:p text:style-name="P6">con subconsula ( not in</text:p>
      <text:p text:style-name="P6">select nombre from producto where nombre like ‘%s%’ <text:s text:c="4"/>)</text:p>
      <text:p text:style-name="P6">end //</text:p>
      <text:p text:style-name="P6">delimiter ;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Bloque 3</text:p>
      <text:p text:style-name="P7"/>
      <text:p text:style-name="P8">6)</text:p>
      <text:p text:style-name="P7">create table alumno(<text:line-break/>-&gt; id INT Primary KEY,<text:line-break/>-&gt; nombre Varchar(30),<text:line-break/>-&gt; apellido1 Varchar(30),<text:line-break/>-&gt; apellido2 Varchar(30);</text:p>
      <text:p text:style-name="P7"/>
      <text:p text:style-name="P7">delimiter //</text:p>
      <text:p text:style-name="P7">create procedure insertar_alumno(in id int, in nombre varchar(50), in apellido1 varchar(50), <text:span text:style-name="T5">out error int</text:span>)</text:p>
      <text:p text:style-name="P7">begin</text:p>
      <text:p text:style-name="P8">declare exit handler for sqlstate ‘23000’ set error = 1;</text:p>
      <text:p text:style-name="P8">insert into alumno values (id,nombre,apellido1);</text:p>
      <text:p text:style-name="P8">set error = 0;</text:p>
      <text:p text:style-name="P8">end //</text:p>
      <text:p text:style-name="P8">delimiter ;</text:p>
      <text:p text:style-name="P4"/>
      <text:p text:style-name="P8">7)</text:p>
      <text:p text:style-name="P4">mysql&gt; create table alumno(<text:line-break/>-&gt; id INT Primary KEY,<text:line-break/>-&gt; nombre Varchar(30),<text:line-break/>-&gt; apellido1 Varchar(30),<text:line-break/>-&gt; apellido2 Varchar(30),<text:line-break/>-&gt; nota <text:span text:style-name="T5">float</text:span>);</text:p>
      <text:p text:style-name="P4"/>
      <text:p text:style-name="P8">delimiter //</text:p>
      <text:p text:style-name="P8">create trigger trigger_check_nota_before_insert</text:p>
      <text:p text:style-name="P8">before insert on alumnos</text:p>
      <text:p text:style-name="P8">for each row</text:p>
      <text:p text:style-name="P8">begin</text:p>
      <text:p text:style-name="P8">if new.nota &gt; 10 <text:s/>then</text:p>
      <text:p text:style-name="P8">set new.nota = 10;</text:p>
      <text:p text:style-name="P8">else if new.nota &lt; 0 then</text:p>
      <text:p text:style-name="P8">set new.nota = 0;</text:p>
      <text:p text:style-name="P8">end if;</text:p>
      <text:p text:style-name="P8">end // </text:p>
      <text:p text:style-name="P8">delimiter ;</text:p>
      <text:p text:style-name="P8"/>
      <text:p text:style-name="P9">delimiter //</text:p>
      <text:p text:style-name="P9">create trigger trigger_check_nota_before_<text:span text:style-name="T6">update</text:span></text:p>
      <text:p text:style-name="P9"><text:span text:style-name="T6">update</text:span> insert on alumnos</text:p>
      <text:p text:style-name="P9">for each row</text:p>
      <text:p text:style-name="P9">begin</text:p>
      <text:p text:style-name="P9">if new.nota &gt; 10 <text:s/>then</text:p>
      <text:p text:style-name="P9">set new.nota = 10;</text:p>
      <text:p text:style-name="P9">else if new.nota &lt; 0 then</text:p>
      <text:p text:style-name="P9">set new.nota = 0;</text:p>
      <text:p text:style-name="P9">end if;</text:p>
      <text:p text:style-name="P9">end // </text:p>
      <text:p text:style-name="P9">delimiter ;</text:p>
      <text:p text:style-name="P9"/>
      <text:p text:style-name="P13"/>
      <text:p text:style-name="P10"><text:soft-page-break/>8)</text:p>
      <text:p text:style-name="P10"><text:span text:style-name="T3">m</text:span>y<text:span text:style-name="T3">sql&gt; create table alumno(<text:line-break/>-&gt; id INT Primary KEY,<text:line-break/>-&gt; nombre Varchar(30),<text:line-break/>-&gt; apellido1 Varchar(30),<text:line-break/>-&gt; apellido2 Varchar(30),<text:line-break/>-&gt; </text:span>email varchar(100));</text:p>
      <text:p text:style-name="P8"><text:s/></text:p>
      <text:p text:style-name="P10">delimiter //</text:p>
      <text:p text:style-name="P10"/>
      <text:p text:style-name="P10">create function crear_email(nombre varhcar(50), apellido1 varchar(50), apellido2 varchar(50), dominio varchar(50))</text:p>
      <text:p text:style-name="P10">return varchar(100) deterministic</text:p>
      <text:p text:style-name="P10">begin</text:p>
      <text:p text:style-name="P10">declare email varchar(100);</text:p>
      <text:p text:style-name="P10">select concat(substr(nombre,1,1), substr(apelli1,1,3), substr(apellido2,1,3),’@’,dominio)</text:p>
      <text:p text:style-name="P10">into email;</text:p>
      <text:p text:style-name="P10">return email;</text:p>
      <text:p text:style-name="P10">end //</text:p>
      <text:p text:style-name="P10">delimiter ;</text:p>
      <text:p text:style-name="P10"/>
      <text:p text:style-name="P12">delimiter //</text:p>
      <text:p text:style-name="P12">create trigger_crear_email_before_insert</text:p>
      <text:p text:style-name="P12">before insert on datosalumnos</text:p>
      <text:p text:style-name="P12">for each row</text:p>
      <text:p text:style-name="P12">begin</text:p>
      <text:p text:style-name="P12">if new.email is null then</text:p>
      <text:p text:style-name="P12">set new.email = crearemail(new.nombre,new.apellido1, new.apllido2,’gmail’)</text:p>
      <text:p text:style-name="P12">end if</text:p>
      <text:p text:style-name="P12">end //</text:p>
      <text:p text:style-name="P12">delimiter ;</text:p>
      <text:p text:style-name="P10"/>
      <text:p text:style-name="P10">9)</text:p>
      <text:p text:style-name="P10"/>
      <text:p text:style-name="P12">create table log_cambios_email (id int unsigned primary key, id_alumno int unsigned,</text:p>
      <text:p text:style-name="P12">fecha_hora datetime, old_email varchar(100), new_email varchar(100));</text:p>
      <text:p text:style-name="P12"/>
      <text:p text:style-name="P12">delimiter //</text:p>
      <text:p text:style-name="P12">create trigger_guardar_email_after_update</text:p>
      <text:p text:style-name="P12">after update on datosalumnos</text:p>
      <text:p text:style-name="P12">for each row</text:p>
      <text:p text:style-name="P12">begin</text:p>
      <text:p text:style-name="P16">if (strcmp (new.email , old.email) =! o then</text:p>
      <text:p text:style-name="P12">insert into log_cambios_email values(1,id,now(), old.email, new.email);</text:p>
      <text:p text:style-name="P16">ned if;</text:p>
      <text:p text:style-name="P12">end //</text:p>
      <text:p text:style-name="P12">delimiter ; </text:p>
      <text:p text:style-name="P12"/>
      <text:p text:style-name="P11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139" meta:word-count="544" meta:character-count="3736" meta:non-whitespace-character-count="3314"/>
  </office:meta>
</office:document-meta>
</file>